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center" draw:textarea-vertical-align="top" draw:auto-grow-height="fals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top" draw:auto-grow-height="false"/>
    </style:style>
    <style:style style:name="gr4" style:family="graphic" style:parent-style-name="standard">
      <style:graphic-properties svg:stroke-color="#000000" draw:fill="solid" draw:fill-color="#ffff99" draw:textarea-horizontal-align="justify" draw:textarea-vertical-align="top" draw:auto-grow-height="false"/>
    </style:style>
    <style:style style:name="gr5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 text:style-name="P1"><text:span text:style-name="T1">*.sc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cm" svg:height="1.9cm" svg:x="2.1cm" svg:y="2.5cm"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cm" svg:height="15.1cm" svg:x="2.1cm" svg:y="9.1cm">
          <text:p text:style-name="P3"><text:span text:style-name="T2">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1cm" svg:height="7.4cm" svg:x="2.6cm" svg:y="11.8cm">
          <text:p text:style-name="P2">Doc/Help 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3.2cm" svg:x="11.1cm" svg:y="5.4cm">
          <text:p text:style-name="P2">Licen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cm" svg:height="3.2cm" svg:x="2.1cm" svg:y="5.5cm">
          <text:p text:style-name="P2">Credi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3cm" svg:height="1.501cm" svg:x="3cm" svg:y="13.2cm">
          <text:p text:style-name="P2">Metadata (version, etc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4cm" svg:height="1.5cm" svg:x="10.947cm" svg:y="15.077cm">
          <text:p text:style-name="P2">Descrip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3cm" svg:height="1.5cm" svg:x="3cm" svg:y="15.077cm">
          <text:p text:style-name="P2">Usage Examp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4cm" svg:height="1.501cm" svg:x="10.947cm" svg:y="13.2cm">
          <text:p text:style-name="P2">Summa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3cm" svg:height="1.501cm" svg:x="3cm" svg:y="16.952cm">
          <text:p text:style-name="P2">Credits / Referenc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53cm" svg:height="1.501cm" svg:x="11.047cm" svg:y="16.999cm">
          <text:p text:style-name="P2">Parameter Detail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1cm" svg:height="0.9cm" svg:x="2.6cm" svg:y="10.6cm">
          <text:p text:style-name="P2">function [out] = name(in); endfunc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1cm" svg:height="0.9cm" svg:x="2.6cm" svg:y="19.5cm">
          <text:p text:style-name="P2">arg_check(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1cm" svg:height="2.5cm" svg:x="2.6cm" svg:y="21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cm" svg:height="1.4cm" svg:x="2.1cm" svg:y="24.6cm">
          <text:p text:style-name="P3"><text:span text:style-name="T2">Function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cm" svg:height="1.4cm" svg:x="2.1cm" svg:y="26.6cm">
          <text:p text:style-name="P3"><text:span text:style-name="T2">Function 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</meta:initial-creator>
    <meta:creation-date>2014-02-08T19:30:17</meta:creation-date>
    <dc:date>2014-02-08T19:52:37</dc:date>
    <dc:creator>Alexander </dc:creator>
    <meta:editing-duration>PT6M59S</meta:editing-duration>
    <meta:editing-cycles>1</meta:editing-cycles>
    <meta:document-statistic meta:object-count="17"/>
    <meta:generator>LibreOffice/4.0.4.2$Linux_X86_64 LibreOffice_project/400m0$Build-2</meta:generator>
  </office:meta>
</office:document-meta>
</file>